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146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>
            <text:p>kuznia1_KNN_3_distanceAlgorithm_PROBABILITY_APLENGTH_7_Algorithms_1_1_MAGNETIC</text:p>
          </table:table-cell>
          <table:table-cell table:style-name="ce1"/>
        </table:table-row>
        <table:table-row table:style-name="ro2">
          <table:table-cell office:value-type="string">
            <text:p>ŚREDNIA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uznia1_KNN_3_distanceAlgorithm_PROBABILITY_APLENGTH_7_Algorithms_1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2:55:05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